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text-properties fo:font-size="11pt" fo:font-weight="normal" officeooo:paragraph-rsid="0021413c" style:font-size-asian="11pt" style:font-weight-asian="normal" style:font-size-complex="11pt" style:font-weight-complex="normal"/>
    </style:style>
    <style:style style:name="P2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3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4" style:family="paragraph" style:parent-style-name="Heading_20_2">
      <style:text-properties fo:font-variant="normal" fo:text-transform="none" fo:color="#000000" loext:opacity="100%" style:font-name="Times New Roman" fo:font-size="11pt" fo:letter-spacing="normal" fo:font-style="normal" fo:font-weight="normal" officeooo:paragraph-rsid="0021413c" style:font-size-asian="11pt" style:font-weight-asian="normal" style:font-size-complex="11pt" style:font-weight-complex="normal"/>
    </style:style>
    <style:style style:name="P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59aba" officeooo:paragraph-rsid="00259aba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1f0802" officeooo:paragraph-rsid="001f0802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259aba" officeooo:paragraph-rsid="00259aba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italic" fo:font-weight="normal" officeooo:rsid="0027848d" officeooo:paragraph-rsid="0027848d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1pt" fo:letter-spacing="normal" fo:font-style="normal" fo:font-weight="bold" style:font-size-asian="11pt" style:font-weight-asian="normal" style:font-size-complex="11pt" style:font-weight-complex="normal"/>
    </style:style>
    <style:style style:name="P14" style:family="paragraph" style:parent-style-name="Text_20_body">
      <style:text-properties fo:font-size="11pt" style:font-size-asian="11pt" style:font-size-complex="11pt"/>
    </style:style>
    <style:style style:name="P15" style:family="paragraph" style:parent-style-name="Text_20_body">
      <style:text-properties fo:font-size="11pt" fo:font-weight="normal" style:font-size-asian="11pt" style:font-weight-asian="normal" style:font-size-complex="11pt" style:font-weight-complex="normal"/>
    </style:style>
    <style:style style:name="P16" style:family="paragraph" style:parent-style-name="Text_20_body">
      <style:text-properties fo:font-size="11pt" fo:font-weight="normal" officeooo:paragraph-rsid="0021413c" style:font-size-asian="11pt" style:font-weight-asian="normal" style:font-size-complex="11pt" style:font-weight-complex="normal"/>
    </style:style>
    <style:style style:name="P17" style:family="paragraph" style:parent-style-name="Text_20_body">
      <style:text-properties fo:font-size="11pt" fo:font-weight="normal" officeooo:rsid="0029db93" officeooo:paragraph-rsid="0029db93" style:font-size-asian="11pt" style:font-weight-asian="normal" style:font-size-complex="11pt" style:font-weight-complex="normal"/>
    </style:style>
    <style:style style:name="P18" style:family="paragraph" style:parent-style-name="Text_20_body">
      <style:text-properties fo:font-size="11pt" fo:font-style="italic" fo:font-weight="normal" officeooo:paragraph-rsid="0021413c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Text_20_body">
      <style:text-properties fo:font-size="11pt" fo:font-style="normal" fo:font-weight="normal" officeooo:paragraph-rsid="0021413c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>
      <style:text-properties fo:font-size="11pt" fo:font-style="normal" fo:font-weight="normal" officeooo:rsid="0029a128" officeooo:paragraph-rsid="0029a128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paragraph-rsid="0021413c" style:font-size-asian="11pt" style:font-weight-asian="normal" style:font-size-complex="11pt" style:font-weight-complex="normal"/>
    </style:style>
    <style:style style:name="P22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weight-asian="normal" style:font-size-complex="11pt" style:font-weight-complex="normal"/>
    </style:style>
    <style:style style:name="P23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normal" fo:font-weight="normal" officeooo:rsid="0027848d" officeooo:paragraph-rsid="0027848d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italic" fo:font-weight="normal" officeooo:paragraph-rsid="0021413c" style:font-size-asian="11pt" style:font-style-asian="italic" style:font-weight-asian="normal" style:font-size-complex="11pt" style:font-style-complex="italic" style:font-weight-complex="normal"/>
    </style:style>
    <style:style style:name="P25" style:family="paragraph" style:parent-style-name="Text_20_body">
      <style:text-properties fo:font-variant="normal" fo:text-transform="none" fo:color="#000000" loext:opacity="100%" style:font-name="Times New Roman" fo:font-size="11pt" fo:letter-spacing="normal" fo:font-style="italic" fo:font-weight="normal" officeooo:rsid="0027848d" officeooo:paragraph-rsid="0027848d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variant="normal" fo:text-transform="none" fo:color="#000000" loext:opacity="100%" style:font-name="Times New Roman" fo:letter-spacing="normal" fo:font-style="normal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officeooo:rsid="00287bdd"/>
    </style:style>
    <style:style style:name="T4" style:family="text">
      <style:text-properties officeooo:rsid="0029a128"/>
    </style:style>
    <style:style style:name="T5" style:family="text">
      <style:text-properties officeooo:rsid="0029db93"/>
    </style:style>
    <style:style style:name="T6" style:family="text">
      <style:text-properties officeooo:rsid="002bac87"/>
    </style:style>
    <style:style style:name="T7" style:family="text">
      <style:text-properties officeooo:rsid="002c6ae2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3">Tartalomjegyzék</text:p>
      <text:section text:style-name="Sect1" text:name="Tartalomjegyzék1">
        <text:p text:style-name="P14">1. Bevezetés</text:p>
        <text:p text:style-name="P14">2. Az alkalmazás helye</text:p>
        <text:p text:style-name="P14">2.1 Üzleti lehetőségek</text:p>
        <text:p text:style-name="P14">2.2 A probléma megfogalmazása</text:p>
        <text:p text:style-name="P14">2.3 Az elkészült termék helye</text:p>
        <text:p text:style-name="P14">3. Érintettek és felhasználók</text:p>
        <text:p text:style-name="P14">3.1. Az érintettek összefoglalása</text:p>
        <text:p text:style-name="P14">3.2. A felhasználók összefoglalása</text:p>
        <text:p text:style-name="P14">3.3 Felhasználói környezet</text:p>
        <text:p text:style-name="P14">3.4. Illetékesek adatai</text:p>
        <text:p text:style-name="P14">3.5. Felhasználók adatai</text:p>
        <text:p text:style-name="P14">4. A végtermék áttekintése</text:p>
        <text:p text:style-name="P14">4.1 A termék kapcsolatai</text:p>
        <text:p text:style-name="P14">4.2. A termék használatának előnyei</text:p>
        <text:p text:style-name="P14"><text:span text:style-name="T2">4.3. Feltételezések és függőségek</text:span></text:p>
        <text:p text:style-name="P14">4.4 Költségbecslés</text:p>
        <text:p text:style-name="P14">4.5. Installáció</text:p>
        <text:p text:style-name="P14">5. A végtermék jellemzői, biztosított szolgáltatások</text:p>
        <text:p text:style-name="P14">6. Korlátozások</text:p>
        <text:p text:style-name="P14">7. Minőségi elvárások</text:p>
        <text:p text:style-name="P14">8. Dokumentációkkal kapcsolatos követelmények</text:p>
        <text:p text:style-name="P14">9. Kockázat lista</text:p>
        <text:p text:style-name="P14">10. Szótár</text:p>
      </text:section>
      <text:p text:style-name="P14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1. Bevezetés</text:p>
      <text:p text:style-name="P6"/>
      <text:p text:style-name="P6">Ubimon egy Pokémon RPG, amely környezetvédelmi témával foglalkozik. </text:p>
      <text:p text:style-name="P6"/>
      <text:p text:style-name="P6">2. Az alkalmazás helye</text:p>
      <text:p text:style-name="P6"/>
      <text:p text:style-name="P6">2.1 Üzleti lehetőségek</text:p>
      <text:p text:style-name="P6"/>
      <text:p text:style-name="P6">2.2 A probléma megfogalmazása</text:p>
      <text:p text:style-name="P7"/>
      <text:h text:style-name="P5" text:outline-level="2">2.3 Az elkészült termék helye</text:h>
      <text:p text:style-name="P10">kinek készült (melyik / milyen szervezetnek) </text:p>
      <text:p text:style-name="P8">Bárki számára (rated for everyone)</text:p>
      <text:p text:style-name="P11">ki fogja használni</text:p>
      <text:p text:style-name="P8">Aki megvásárolta a szoftvert</text:p>
      <text:p text:style-name="P11">milyen alkalmazás kategóriába tartozik (pl. fejlesztőeszköz, vállalati információs rendszer, stb.)</text:p>
      <text:p text:style-name="P9">Videojáték.</text:p>
      <text:p text:style-name="P12">mi az alapvető haszna</text:p>
      <text:p text:style-name="P9">Szórakozás</text:p>
      <text:p text:style-name="P12">miben különbözik alapvetően az elkészült termék az alternatíváktól</text:p>
      <text:p text:style-name="P9">Témája a környezetvédelem. Egyedi térképpel és pokémon fajtákkal rendelkezik. Nem Nintendo konzol exclusive.</text:p>
      <text:h text:style-name="P2" text:outline-level="1">3. Érintettek és felhasználók</text:h>
      <text:p text:style-name="P16"><text:span text:style-name="T1">3.1. Az érintettek összefoglalása</text:span></text:p>
      <text:h text:style-name="P4" text:outline-level="2">3.2. A felhasználók összefoglalása</text:h>
      <text:h text:style-name="P4" text:outline-level="2">3.3 Felhasználói környezet</text:h>
      <text:p text:style-name="P24">Milyen platformon fog futni az átadott alkalmazás, és várhatóan változni fog-e?</text:p>
      <text:p text:style-name="P22">PC</text:p>
      <text:p text:style-name="P25">Hány felhasználó fogja használni egy időben átlagosan, és hány felhasználó várható maximálisan?</text:p>
      <text:p text:style-name="P23">Lehet egyjátékos és többjátékos mód (max x játékossal)</text:p>
      <text:p text:style-name="P25">Mennyi ideig fogja használni a rendszert egy felhasználó, és ez mennyire változó?</text:p>
      <text:p text:style-name="P23">A játék x óra hosszú, A felhasználó tetszőleges ideig használhatja.</text:p>
      <text:h text:style-name="P4" text:outline-level="2"><text:soft-page-break/>3.4. Illetékesek adatai</text:h>
      <text:h text:style-name="P4" text:outline-level="2">3.5. Felhasználók adatai</text:h>
      <text:h text:style-name="P1" text:outline-level="1"><text:span text:style-name="T1">4. A végtermék áttekintése<text:line-break/>4.1 A termék kapcsolatai</text:span></text:h>
      <text:p text:style-name="P18">Itt írhatjuk le, ha a termék több funkcionális komponensből áll.</text:p>
      <text:p text:style-name="P19">- <text:span text:style-name="T3">Karakter kreáló</text:span></text:p>
      <text:p text:style-name="P19">- <text:span text:style-name="T3">Harcrendszer</text:span></text:p>
      <text:p text:style-name="P19">- <text:span text:style-name="T3">Többjátékos mód</text:span></text:p>
      <text:p text:style-name="P19">- <text:span text:style-name="T3">Világ Térkép</text:span></text:p>
      <text:p text:style-name="P19">- <text:span text:style-name="T3">Pálya Térkép</text:span></text:p>
      <text:p text:style-name="P19">- <text:span text:style-name="T3">NPC rendszer</text:span></text:p>
      <text:p text:style-name="P19">- <text:span text:style-name="T3">Dialóg rendszer</text:span></text:p>
      <text:p text:style-name="P19">- <text:span text:style-name="T3">Karakter mozgás rendszer</text:span></text:p>
      <text:p text:style-name="P19">- <text:span text:style-name="T3">Tárgy rendszer</text:span></text:p>
      <text:p text:style-name="P19">- <text:span text:style-name="T4">Küldetések </text:span><text:span text:style-name="T5">(eventek)</text:span></text:p>
      <text:p text:style-name="P19">- <text:span text:style-name="T6">Fejlődés rendszer </text:span><text:span text:style-name="T7">(szint rendszer)</text:span></text:p>
      <text:p text:style-name="P20"/>
      <text:h text:style-name="P4" text:outline-level="2">4.2. A termék használatának előnyei</text:h>
      <text:p text:style-name="P21"/>
      <text:h text:style-name="P4" text:outline-level="2">4.3. Feltételezések és függőségek</text:h>
      <text:h text:style-name="P4" text:outline-level="2">4.4 Költségbecslés</text:h>
      <text:p text:style-name="P15"><text:span text:style-name="T1">4.5. Installáció</text:span></text:p>
      <text:p text:style-name="P17"><text:span text:style-name="T1">A játékot a Steam kliensről lehet installálni. </text:span></text:p>
      <text:h text:style-name="P3" text:outline-level="1"><text:soft-page-break/>5. A végtermék jellemzői, biztosított szolgáltatások</text:h>
      <text:h text:style-name="P3" text:outline-level="1">6. Korlátozások</text:h>
      <text:h text:style-name="P3" text:outline-level="1">7. Minőségi elvárások</text:h>
      <text:h text:style-name="P3" text:outline-level="1">8. Dokumentációkkal kapcsolatos követelmények</text:h>
      <text:h text:style-name="P3" text:outline-level="1">9. Kockázat lista</text:h>
      <text:h text:style-name="P3" text:outline-level="1">10. Szótár</text:h>
      <text:p text:style-name="P15"><text:span text:style-name="T1"/></text:p>
      <text:p text:style-name="P16"><text:lin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3:54:39.803663440</meta:creation-date>
    <dc:date>2021-09-28T15:28:28.050181541</dc:date>
    <meta:editing-duration>PT41M36S</meta:editing-duration>
    <meta:editing-cycles>13</meta:editing-cycles>
    <meta:generator>LibreOffice/7.1.6.2.0$Linux_X86_64 LibreOffice_project/10$Build-2</meta:generator>
    <meta:document-statistic meta:table-count="0" meta:image-count="0" meta:object-count="0" meta:page-count="4" meta:paragraph-count="78" meta:word-count="330" meta:character-count="2411" meta:non-whitespace-character-count="2152"/>
  </office:meta>
</office:document-meta>
</file>